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Proxima Nova" svg:font-family="Proxima Nova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20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ubtitle">
      <style:paragraph-properties fo:break-before="auto" fo:line-height="120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fo:line-height="100%" fo:margin-top="0cm" style:writing-mode="lr-tb"/>
    </style:style>
    <style:style style:name="T3_1" style:family="text">
      <style:text-properties fo:color="#666666"/>
    </style:style>
    <style:style style:name="T3_2" style:family="text">
      <style:text-properties fo:color="#666666"/>
    </style:style>
    <style:style style:name="T3_3" style:family="text">
      <style:text-properties fo:color="#666666"/>
    </style:style>
    <style:style style:name="T3_4" style:family="text">
      <style:text-properties fo:color="#666666"/>
    </style:style>
    <style:style style:name="P4" style:family="paragraph" style:parent-style-name="Standard">
      <style:paragraph-properties fo:break-before="auto" fo:line-height="100%" fo:margin-top="0cm" style:writing-mode="lr-tb"/>
    </style:style>
    <style:style style:name="T4_1" style:family="text">
      <style:text-properties fo:color="#666666"/>
    </style:style>
    <style:style style:name="T4_2" style:family="text">
      <style:text-properties fo:color="#666666"/>
    </style:style>
    <style:style style:name="T4_3" style:family="text">
      <style:text-properties fo:color="#666666"/>
    </style:style>
    <style:style style:name="T4_4" style:family="text">
      <style:text-properties fo:color="#666666"/>
    </style:style>
    <style:style style:name="T4_5" style:family="text">
      <style:text-properties fo:color="#666666"/>
    </style:style>
    <style:style style:name="T4_6" style:family="text">
      <style:text-properties fo:color="#666666"/>
    </style:style>
    <style:style style:name="P5" style:family="paragraph" style:parent-style-name="Standard">
      <style:paragraph-properties fo:break-before="auto" fo:line-height="100%" fo:margin-top="0cm" style:writing-mode="lr-tb"/>
    </style:style>
    <style:style style:name="T5_1" style:family="text">
      <style:text-properties fo:color="#666666" style:font-name="Proxima Nova" style:font-name-asian="Proxima Nova" style:font-name-complex="Proxima Nova"/>
    </style:style>
    <style:style style:name="P6" style:family="paragraph" style:parent-style-name="Standard">
      <style:paragraph-properties fo:break-before="auto" fo:line-height="100%" fo:margin-top="0cm" style:writing-mode="lr-tb"/>
    </style:style>
    <style:style style:name="T6_1" style:family="text">
      <style:text-properties fo:color="#666666" style:font-name="Proxima Nova" style:font-name-asian="Proxima Nova" style:font-name-complex="Proxima Nova"/>
    </style:style>
    <style:style style:name="T6_2" style:family="text">
      <style:text-properties fo:color="#666666" style:font-name="Proxima Nova" style:font-name-asian="Proxima Nova" style:font-name-complex="Proxima Nova"/>
    </style:style>
    <style:style style:name="T6_3" style:family="text">
      <style:text-properties fo:color="#666666" style:font-name="Proxima Nova" style:font-name-asian="Proxima Nova" style:font-name-complex="Proxima Nova"/>
    </style:style>
    <style:style style:name="T6_4" style:family="text">
      <style:text-properties fo:color="#666666" style:font-name="Proxima Nova" style:font-name-asian="Proxima Nova" style:font-name-complex="Proxima Nova"/>
    </style:style>
    <style:style style:name="T6_5" style:family="text">
      <style:text-properties fo:color="#666666" style:font-name="Proxima Nova" style:font-name-asian="Proxima Nova" style:font-name-complex="Proxima Nova"/>
    </style:style>
    <style:style style:name="T6_6" style:family="text">
      <style:text-properties fo:color="#666666" style:font-name="Proxima Nova" style:font-name-asian="Proxima Nova" style:font-name-complex="Proxima Nova"/>
    </style:style>
    <style:style style:name="T6_7" style:family="text">
      <style:text-properties fo:color="#666666" style:font-name="Proxima Nova" style:font-name-asian="Proxima Nova" style:font-name-complex="Proxima Nova"/>
    </style:style>
    <style:style style:name="P7" style:family="paragraph" style:parent-style-name="Heading_20_1">
      <style:paragraph-properties fo:break-before="auto" fo:line-height="120%" style:writing-mode="lr-tb"/>
    </style:style>
    <style:style style:name="T7_1" style:family="text"/>
    <style:style style:name="P8" style:family="paragraph" style:parent-style-name="Standard">
      <style:paragraph-properties fo:break-before="auto" fo:line-height="120%" style:writing-mode="lr-tb"/>
    </style:style>
    <style:style style:name="T8_1" style:family="text">
      <style:text-properties style:font-name="Proxima Nova" style:font-name-asian="Proxima Nova" style:font-name-complex="Proxima Nova"/>
    </style:style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>
      <style:text-properties style:font-name="Proxima Nova" style:font-name-asian="Proxima Nova" style:font-name-complex="Proxima Nova"/>
    </style:style>
    <style:style style:name="T8_8" style:family="text">
      <style:text-properties style:font-name="Proxima Nova" style:font-name-asian="Proxima Nova" style:font-name-complex="Proxima Nova"/>
    </style:style>
    <style:style style:name="T8_9" style:family="text">
      <style:text-properties style:font-name="Proxima Nova" style:font-name-asian="Proxima Nova" style:font-name-complex="Proxima Nova"/>
    </style:style>
    <style:style style:name="T8_10" style:family="text">
      <style:text-properties style:font-name="Proxima Nova" style:font-name-asian="Proxima Nova" style:font-name-complex="Proxima Nova"/>
    </style:style>
    <style:style style:name="T8_11" style:family="text">
      <style:text-properties style:font-name="Proxima Nova" style:font-name-asian="Proxima Nova" style:font-name-complex="Proxima Nova"/>
    </style:style>
    <style:style style:name="T8_12" style:family="text">
      <style:text-properties style:font-name="Proxima Nova" style:font-name-asian="Proxima Nova" style:font-name-complex="Proxima Nova"/>
    </style:style>
    <style:style style:name="T8_13" style:family="text">
      <style:text-properties style:font-name="Proxima Nova" style:font-name-asian="Proxima Nova" style:font-name-complex="Proxima Nova"/>
    </style:style>
    <style:style style:name="T8_14" style:family="text">
      <style:text-properties style:font-name="Proxima Nova" style:font-name-asian="Proxima Nova" style:font-name-complex="Proxima Nova"/>
    </style:style>
    <style:style style:name="T8_15" style:family="text">
      <style:text-properties style:font-name="Proxima Nova" style:font-name-asian="Proxima Nova" style:font-name-complex="Proxima Nova"/>
    </style:style>
    <style:style style:name="T8_16" style:family="text">
      <style:text-properties style:font-name="Proxima Nova" style:font-name-asian="Proxima Nova" style:font-name-complex="Proxima Nova"/>
    </style:style>
    <style:style style:name="T8_17" style:family="text">
      <style:text-properties style:font-name="Proxima Nova" style:font-name-asian="Proxima Nova" style:font-name-complex="Proxima Nova"/>
    </style:style>
    <style:style style:name="T8_18" style:family="text">
      <style:text-properties style:font-name="Proxima Nova" style:font-name-asian="Proxima Nova" style:font-name-complex="Proxima Nova"/>
    </style:style>
    <style:style style:name="T8_19" style:family="text">
      <style:text-properties style:font-name="Proxima Nova" style:font-name-asian="Proxima Nova" style:font-name-complex="Proxima Nova"/>
    </style:style>
    <style:style style:name="T8_20" style:family="text">
      <style:text-properties style:font-name="Proxima Nova" style:font-name-asian="Proxima Nova" style:font-name-complex="Proxima Nova"/>
    </style:style>
    <style:style style:name="T8_21" style:family="text">
      <style:text-properties style:font-name="Proxima Nova" style:font-name-asian="Proxima Nova" style:font-name-complex="Proxima Nova"/>
    </style:style>
    <style:style style:name="T8_22" style:family="text">
      <style:text-properties style:font-name="Proxima Nova" style:font-name-asian="Proxima Nova" style:font-name-complex="Proxima Nova"/>
    </style:style>
    <style:style style:name="T8_23" style:family="text">
      <style:text-properties style:font-name="Proxima Nova" style:font-name-asian="Proxima Nova" style:font-name-complex="Proxima Nova"/>
    </style:style>
    <style:style style:name="T8_24" style:family="text">
      <style:text-properties style:font-name="Proxima Nova" style:font-name-asian="Proxima Nova" style:font-name-complex="Proxima Nova"/>
    </style:style>
    <style:style style:name="T8_25" style:family="text">
      <style:text-properties style:font-name="Proxima Nova" style:font-name-asian="Proxima Nova" style:font-name-complex="Proxima Nova"/>
    </style:style>
    <style:style style:name="T8_26" style:family="text">
      <style:text-properties style:font-name="Proxima Nova" style:font-name-asian="Proxima Nova" style:font-name-complex="Proxima Nova"/>
    </style:style>
    <style:style style:name="T8_27" style:family="text">
      <style:text-properties style:font-name="Proxima Nova" style:font-name-asian="Proxima Nova" style:font-name-complex="Proxima Nova"/>
    </style:style>
    <style:style style:name="T8_28" style:family="text">
      <style:text-properties style:font-name="Proxima Nova" style:font-name-asian="Proxima Nova" style:font-name-complex="Proxima Nova"/>
    </style:style>
    <style:style style:name="T8_29" style:family="text">
      <style:text-properties style:font-name="Proxima Nova" style:font-name-asian="Proxima Nova" style:font-name-complex="Proxima Nova"/>
    </style:style>
    <style:style style:name="T8_30" style:family="text">
      <style:text-properties style:font-name="Proxima Nova" style:font-name-asian="Proxima Nova" style:font-name-complex="Proxima Nova"/>
    </style:style>
    <style:style style:name="T8_31" style:family="text">
      <style:text-properties style:font-name="Proxima Nova" style:font-name-asian="Proxima Nova" style:font-name-complex="Proxima Nova"/>
    </style:style>
    <style:style style:name="T8_32" style:family="text">
      <style:text-properties style:font-name="Proxima Nova" style:font-name-asian="Proxima Nova" style:font-name-complex="Proxima Nova"/>
    </style:style>
    <style:style style:name="T8_33" style:family="text">
      <style:text-properties style:font-name="Proxima Nova" style:font-name-asian="Proxima Nova" style:font-name-complex="Proxima Nova"/>
    </style:style>
    <style:style style:name="T8_34" style:family="text">
      <style:text-properties style:font-name="Proxima Nova" style:font-name-asian="Proxima Nova" style:font-name-complex="Proxima Nova"/>
    </style:style>
    <style:style style:name="T8_35" style:family="text">
      <style:text-properties style:font-name="Proxima Nova" style:font-name-asian="Proxima Nova" style:font-name-complex="Proxima Nova"/>
    </style:style>
    <style:style style:name="T8_36" style:family="text">
      <style:text-properties style:font-name="Proxima Nova" style:font-name-asian="Proxima Nova" style:font-name-complex="Proxima Nova"/>
    </style:style>
    <style:style style:name="T8_37" style:family="text">
      <style:text-properties style:font-name="Proxima Nova" style:font-name-asian="Proxima Nova" style:font-name-complex="Proxima Nova"/>
    </style:style>
    <style:style style:name="T8_38" style:family="text">
      <style:text-properties style:font-name="Proxima Nova" style:font-name-asian="Proxima Nova" style:font-name-complex="Proxima Nova"/>
    </style:style>
    <style:style style:name="T8_39" style:family="text">
      <style:text-properties style:font-name="Proxima Nova" style:font-name-asian="Proxima Nova" style:font-name-complex="Proxima Nova"/>
    </style:style>
    <style:style style:name="T8_40" style:family="text">
      <style:text-properties style:font-name="Proxima Nova" style:font-name-asian="Proxima Nova" style:font-name-complex="Proxima Nova"/>
    </style:style>
    <style:style style:name="T8_41" style:family="text">
      <style:text-properties style:font-name="Proxima Nova" style:font-name-asian="Proxima Nova" style:font-name-complex="Proxima Nova"/>
    </style:style>
    <style:style style:name="T8_42" style:family="text">
      <style:text-properties style:font-name="Proxima Nova" style:font-name-asian="Proxima Nova" style:font-name-complex="Proxima Nova"/>
    </style:style>
    <style:style style:name="T8_43" style:family="text">
      <style:text-properties style:font-name="Proxima Nova" style:font-name-asian="Proxima Nova" style:font-name-complex="Proxima Nova"/>
    </style:style>
    <style:style style:name="T8_44" style:family="text">
      <style:text-properties style:font-name="Proxima Nova" style:font-name-asian="Proxima Nova" style:font-name-complex="Proxima Nova"/>
    </style:style>
    <style:style style:name="P9" style:family="paragraph" style:parent-style-name="Heading_20_1">
      <style:paragraph-properties fo:break-before="auto" fo:line-height="100%" fo:margin-top="0.847cm" fo:margin-bottom="0.353cm" style:writing-mode="lr-tb"/>
    </style:style>
    <style:style style:name="T9_1" style:family="text">
      <style:text-properties fo:color="#00ab44" style:font-name="Proxima Nova" fo:font-size="14pt" style:font-name-asian="Proxima Nova" style:font-size-asian="14pt" style:font-name-complex="Proxima Nova" style:font-size-complex="14pt" fo:font-weight="bold" style:font-weight-asian="bold" style:font-weight-complex="bold"/>
    </style:style>
    <style:style style:name="P10" style:family="paragraph" style:parent-style-name="Heading_20_2">
      <style:paragraph-properties fo:break-before="auto" fo:line-height="100%" style:writing-mode="lr-tb"/>
    </style:style>
    <style:style style:name="T10_1" style:family="text">
      <style:text-properties fo:color="#353744" style:font-name="Proxima Nova" fo:font-size="12pt" style:font-name-asian="Proxima Nova" style:font-size-asian="12pt" style:font-name-complex="Proxima Nova" style:font-size-complex="12pt"/>
    </style:style>
    <style:style style:name="T10_2" style:family="text">
      <style:text-properties fo:color="#353744" style:font-name="Proxima Nova" fo:font-size="12pt" style:font-name-asian="Proxima Nova" style:font-size-asian="12pt" style:font-name-complex="Proxima Nova" style:font-size-complex="12pt"/>
    </style:style>
    <style:style style:name="T10_3" style:family="text">
      <style:text-properties fo:color="#353744" style:font-name="Proxima Nova" fo:font-size="12pt" style:font-name-asian="Proxima Nova" style:font-size-asian="12pt" style:font-name-complex="Proxima Nova" style:font-size-complex="12pt"/>
    </style:style>
    <style:style style:name="T10_4" style:family="text">
      <style:text-properties fo:color="#353744" style:font-name="Proxima Nova" fo:font-size="12pt" style:font-name-asian="Proxima Nova" style:font-size-asian="12pt" style:font-name-complex="Proxima Nova" style:font-size-complex="12pt"/>
    </style:style>
    <style:style style:name="T10_5" style:family="text">
      <style:text-properties fo:color="#353744" style:font-name="Proxima Nova" fo:font-size="12pt" style:font-name-asian="Proxima Nova" style:font-size-asian="12pt" style:font-name-complex="Proxima Nova" style:font-size-complex="12pt"/>
    </style:style>
    <style:style style:name="T10_6" style:family="text">
      <style:text-properties fo:font-style="italic" style:font-style-asian="italic" style:font-style-complex="italic" fo:color="#666666" style:font-name="Proxima Nova" fo:font-size="12pt" style:font-name-asian="Proxima Nova" style:font-size-asian="12pt" style:font-name-complex="Proxima Nova" style:font-size-complex="12pt" fo:font-weight="normal" style:font-weight-asian="normal" style:font-weight-complex="normal"/>
    </style:style>
    <style:style style:name="T10_7" style:family="text">
      <style:text-properties fo:font-style="italic" style:font-style-asian="italic" style:font-style-complex="italic" fo:color="#666666" style:font-name="Proxima Nova" fo:font-size="12pt" style:font-name-asian="Proxima Nova" style:font-size-asian="12pt" style:font-name-complex="Proxima Nova" style:font-size-complex="12pt" fo:font-weight="normal" style:font-weight-asian="normal" style:font-weight-complex="normal"/>
    </style:style>
    <style:style style:name="T10_8" style:family="text">
      <style:text-properties fo:font-style="italic" style:font-style-asian="italic" style:font-style-complex="italic" fo:color="#666666" style:font-name="Proxima Nova" fo:font-size="12pt" style:font-name-asian="Proxima Nova" style:font-size-asian="12pt" style:font-name-complex="Proxima Nova" style:font-size-complex="12pt" fo:font-weight="normal" style:font-weight-asian="normal" style:font-weight-complex="normal"/>
    </style:style>
    <style:style style:name="T10_9" style:family="text">
      <style:text-properties fo:font-style="italic" style:font-style-asian="italic" style:font-style-complex="italic" fo:color="#666666" style:font-name="Proxima Nova" fo:font-size="12pt" style:font-name-asian="Proxima Nova" style:font-size-asian="12pt" style:font-name-complex="Proxima Nova" style:font-size-complex="12pt" fo:font-weight="normal" style:font-weight-asian="normal" style:font-weight-complex="normal"/>
    </style:style>
    <style:style style:name="P11" style:family="paragraph" style:parent-style-name="Standard">
      <style:paragraph-properties fo:break-before="auto" fo:line-height="100%" fo:margin-top="0.141cm" style:writing-mode="lr-tb"/>
    </style:style>
    <style:style style:name="T11_1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T11_2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T11_3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T11_4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T11_5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P12" style:family="paragraph" style:parent-style-name="Standard">
      <style:paragraph-properties fo:break-before="auto" fo:line-height="120%" fo:margin-top="0cm" style:writing-mode="lr-tb"/>
    </style:style>
    <style:style style:name="T12_1" style:family="text">
      <style:text-properties style:font-name="Proxima Nova" style:font-name-asian="Proxima Nova" style:font-name-complex="Proxima Nova"/>
    </style:style>
    <style:style style:name="T12_2" style:family="text">
      <style:text-properties style:font-name="Proxima Nova" style:font-name-asian="Proxima Nova" style:font-name-complex="Proxima Nova"/>
    </style:style>
    <style:style style:name="T12_3" style:family="text">
      <style:text-properties style:font-name="Proxima Nova" style:font-name-asian="Proxima Nova" style:font-name-complex="Proxima Nova"/>
    </style:style>
    <style:style style:name="T12_4" style:family="text">
      <style:text-properties style:font-name="Proxima Nova" style:font-name-asian="Proxima Nova" style:font-name-complex="Proxima Nova"/>
    </style:style>
    <style:style style:name="T12_5" style:family="text">
      <style:text-properties style:font-name="Proxima Nova" style:font-name-asian="Proxima Nova" style:font-name-complex="Proxima Nova"/>
    </style:style>
    <style:style style:name="T12_6" style:family="text">
      <style:text-properties style:font-name="Proxima Nova" style:font-name-asian="Proxima Nova" style:font-name-complex="Proxima Nova"/>
    </style:style>
    <style:style style:name="T12_7" style:family="text">
      <style:text-properties style:font-name="Proxima Nova" style:font-name-asian="Proxima Nova" style:font-name-complex="Proxima Nova"/>
    </style:style>
    <style:style style:name="T12_8" style:family="text">
      <style:text-properties style:font-name="Proxima Nova" style:font-name-asian="Proxima Nova" style:font-name-complex="Proxima Nova"/>
    </style:style>
    <style:style style:name="T12_9" style:family="text">
      <style:text-properties style:font-name="Proxima Nova" style:font-name-asian="Proxima Nova" style:font-name-complex="Proxima Nova"/>
    </style:style>
    <style:style style:name="T12_10" style:family="text">
      <style:text-properties style:font-name="Proxima Nova" style:font-name-asian="Proxima Nova" style:font-name-complex="Proxima Nova"/>
    </style:style>
    <style:style style:name="T12_11" style:family="text">
      <style:text-properties style:font-name="Proxima Nova" style:font-name-asian="Proxima Nova" style:font-name-complex="Proxima Nova"/>
    </style:style>
    <style:style style:name="T12_12" style:family="text">
      <style:text-properties style:font-name="Proxima Nova" style:font-name-asian="Proxima Nova" style:font-name-complex="Proxima Nova"/>
    </style:style>
    <style:style style:name="T12_13" style:family="text">
      <style:text-properties style:font-name="Proxima Nova" style:font-name-asian="Proxima Nova" style:font-name-complex="Proxima Nova"/>
    </style:style>
    <style:style style:name="T12_14" style:family="text">
      <style:text-properties style:font-name="Proxima Nova" style:font-name-asian="Proxima Nova" style:font-name-complex="Proxima Nova"/>
    </style:style>
    <style:style style:name="T12_15" style:family="text">
      <style:text-properties style:font-name="Proxima Nova" style:font-name-asian="Proxima Nova" style:font-name-complex="Proxima Nova"/>
    </style:style>
    <style:style style:name="T12_16" style:family="text">
      <style:text-properties style:font-name="Proxima Nova" style:font-name-asian="Proxima Nova" style:font-name-complex="Proxima Nova"/>
    </style:style>
    <style:style style:name="P13" style:family="paragraph" style:parent-style-name="Standard">
      <style:paragraph-properties fo:break-before="auto" fo:line-height="120%" fo:margin-top="0cm" fo:margin-bottom="0cm" style:writing-mode="lr-tb"/>
    </style:style>
    <style:style style:name="T13_1" style:family="text">
      <style:text-properties style:font-name="Proxima Nova" style:font-name-asian="Proxima Nova" style:font-name-complex="Proxima Nova"/>
    </style:style>
    <style:style style:name="T13_2" style:family="text">
      <style:text-properties style:font-name="Proxima Nova" style:font-name-asian="Proxima Nova" style:font-name-complex="Proxima Nova"/>
    </style:style>
    <style:style style:name="T13_3" style:family="text">
      <style:text-properties style:font-name="Proxima Nova" style:font-name-asian="Proxima Nova" style:font-name-complex="Proxima Nova"/>
    </style:style>
    <style:style style:name="T13_4" style:family="text">
      <style:text-properties style:font-name="Proxima Nova" style:font-name-asian="Proxima Nova" style:font-name-complex="Proxima Nova"/>
    </style:style>
    <style:style style:name="T13_5" style:family="text">
      <style:text-properties style:font-name="Proxima Nova" style:font-name-asian="Proxima Nova" style:font-name-complex="Proxima Nova"/>
    </style:style>
    <style:style style:name="T13_6" style:family="text">
      <style:text-properties style:font-name="Proxima Nova" style:font-name-asian="Proxima Nova" style:font-name-complex="Proxima Nova"/>
    </style:style>
    <style:style style:name="T13_7" style:family="text">
      <style:text-properties style:font-name="Proxima Nova" style:font-name-asian="Proxima Nova" style:font-name-complex="Proxima Nova"/>
    </style:style>
    <style:style style:name="T13_8" style:family="text">
      <style:text-properties style:font-name="Proxima Nova" style:font-name-asian="Proxima Nova" style:font-name-complex="Proxima Nova"/>
    </style:style>
    <style:style style:name="T13_9" style:family="text">
      <style:text-properties style:font-name="Proxima Nova" style:font-name-asian="Proxima Nova" style:font-name-complex="Proxima Nova"/>
    </style:style>
    <style:style style:name="T13_10" style:family="text">
      <style:text-properties style:font-name="Proxima Nova" style:font-name-asian="Proxima Nova" style:font-name-complex="Proxima Nova"/>
    </style:style>
    <style:style style:name="T13_11" style:family="text">
      <style:text-properties style:font-name="Proxima Nova" style:font-name-asian="Proxima Nova" style:font-name-complex="Proxima Nova"/>
    </style:style>
    <style:style style:name="T13_12" style:family="text">
      <style:text-properties style:font-name="Proxima Nova" style:font-name-asian="Proxima Nova" style:font-name-complex="Proxima Nova"/>
    </style:style>
    <style:style style:name="T13_13" style:family="text">
      <style:text-properties style:font-name="Proxima Nova" style:font-name-asian="Proxima Nova" style:font-name-complex="Proxima Nova"/>
    </style:style>
    <style:style style:name="T13_14" style:family="text">
      <style:text-properties style:font-name="Proxima Nova" style:font-name-asian="Proxima Nova" style:font-name-complex="Proxima Nova"/>
    </style:style>
    <style:style style:name="T13_15" style:family="text">
      <style:text-properties style:font-name="Proxima Nova" style:font-name-asian="Proxima Nova" style:font-name-complex="Proxima Nova"/>
    </style:style>
    <style:style style:name="T13_16" style:family="text">
      <style:text-properties style:font-name="Proxima Nova" style:font-name-asian="Proxima Nova" style:font-name-complex="Proxima Nova"/>
    </style:style>
    <style:style style:name="P14" style:family="paragraph" style:parent-style-name="Heading_20_2">
      <style:paragraph-properties fo:break-before="auto" fo:line-height="100%" style:writing-mode="lr-tb"/>
    </style:style>
    <style:style style:name="T14_1" style:family="text">
      <style:text-properties fo:color="#353744" style:font-name="Proxima Nova" fo:font-size="12pt" style:font-name-asian="Proxima Nova" style:font-size-asian="12pt" style:font-name-complex="Proxima Nova" style:font-size-complex="12pt"/>
    </style:style>
    <style:style style:name="T14_2" style:family="text">
      <style:text-properties fo:color="#353744" style:font-name="Proxima Nova" fo:font-size="12pt" style:font-name-asian="Proxima Nova" style:font-size-asian="12pt" style:font-name-complex="Proxima Nova" style:font-size-complex="12pt"/>
    </style:style>
    <style:style style:name="T14_3" style:family="text">
      <style:text-properties fo:color="#353744" style:font-name="Proxima Nova" fo:font-size="12pt" style:font-name-asian="Proxima Nova" style:font-size-asian="12pt" style:font-name-complex="Proxima Nova" style:font-size-complex="12pt"/>
    </style:style>
    <style:style style:name="T14_4" style:family="text">
      <style:text-properties fo:color="#353744" style:font-name="Proxima Nova" fo:font-size="12pt" style:font-name-asian="Proxima Nova" style:font-size-asian="12pt" style:font-name-complex="Proxima Nova" style:font-size-complex="12pt"/>
    </style:style>
    <style:style style:name="T14_5" style:family="text">
      <style:text-properties fo:color="#353744" style:font-name="Proxima Nova" fo:font-size="12pt" style:font-name-asian="Proxima Nova" style:font-size-asian="12pt" style:font-name-complex="Proxima Nova" style:font-size-complex="12pt"/>
    </style:style>
    <style:style style:name="T14_6" style:family="text">
      <style:text-properties fo:font-style="italic" style:font-style-asian="italic" style:font-style-complex="italic" fo:color="#666666" style:font-name="Proxima Nova" fo:font-size="12pt" style:font-name-asian="Proxima Nova" style:font-size-asian="12pt" style:font-name-complex="Proxima Nova" style:font-size-complex="12pt" fo:font-weight="normal" style:font-weight-asian="normal" style:font-weight-complex="normal"/>
    </style:style>
    <style:style style:name="T14_7" style:family="text">
      <style:text-properties fo:font-style="italic" style:font-style-asian="italic" style:font-style-complex="italic" fo:color="#666666" style:font-name="Proxima Nova" fo:font-size="12pt" style:font-name-asian="Proxima Nova" style:font-size-asian="12pt" style:font-name-complex="Proxima Nova" style:font-size-complex="12pt" fo:font-weight="normal" style:font-weight-asian="normal" style:font-weight-complex="normal"/>
    </style:style>
    <style:style style:name="T14_8" style:family="text">
      <style:text-properties fo:font-style="italic" style:font-style-asian="italic" style:font-style-complex="italic" fo:color="#666666" style:font-name="Proxima Nova" fo:font-size="12pt" style:font-name-asian="Proxima Nova" style:font-size-asian="12pt" style:font-name-complex="Proxima Nova" style:font-size-complex="12pt" fo:font-weight="normal" style:font-weight-asian="normal" style:font-weight-complex="normal"/>
    </style:style>
    <style:style style:name="T14_9" style:family="text">
      <style:text-properties fo:font-style="italic" style:font-style-asian="italic" style:font-style-complex="italic" fo:color="#666666" style:font-name="Proxima Nova" fo:font-size="12pt" style:font-name-asian="Proxima Nova" style:font-size-asian="12pt" style:font-name-complex="Proxima Nova" style:font-size-complex="12pt" fo:font-weight="normal" style:font-weight-asian="normal" style:font-weight-complex="normal"/>
    </style:style>
    <style:style style:name="P15" style:family="paragraph" style:parent-style-name="Standard">
      <style:paragraph-properties fo:break-before="auto" fo:line-height="100%" fo:margin-top="0.141cm" style:writing-mode="lr-tb"/>
    </style:style>
    <style:style style:name="T15_1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T15_2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T15_3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T15_4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T15_5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T15_6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T15_7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P16" style:family="paragraph" style:parent-style-name="Standard">
      <style:paragraph-properties fo:break-before="auto" fo:line-height="120%" fo:margin-top="0cm" style:writing-mode="lr-tb"/>
    </style:style>
    <style:style style:name="T16_1" style:family="text">
      <style:text-properties style:font-name="Proxima Nova" style:font-name-asian="Proxima Nova" style:font-name-complex="Proxima Nova"/>
    </style:style>
    <style:style style:name="T16_2" style:family="text">
      <style:text-properties style:font-name="Proxima Nova" style:font-name-asian="Proxima Nova" style:font-name-complex="Proxima Nova"/>
    </style:style>
    <style:style style:name="T16_3" style:family="text">
      <style:text-properties style:font-name="Proxima Nova" style:font-name-asian="Proxima Nova" style:font-name-complex="Proxima Nova"/>
    </style:style>
    <style:style style:name="T16_4" style:family="text">
      <style:text-properties style:font-name="Proxima Nova" style:font-name-asian="Proxima Nova" style:font-name-complex="Proxima Nova"/>
    </style:style>
    <style:style style:name="T16_5" style:family="text">
      <style:text-properties style:font-name="Proxima Nova" style:font-name-asian="Proxima Nova" style:font-name-complex="Proxima Nova"/>
    </style:style>
    <style:style style:name="T16_6" style:family="text">
      <style:text-properties style:font-name="Proxima Nova" style:font-name-asian="Proxima Nova" style:font-name-complex="Proxima Nova"/>
    </style:style>
    <style:style style:name="T16_7" style:family="text">
      <style:text-properties style:font-name="Proxima Nova" style:font-name-asian="Proxima Nova" style:font-name-complex="Proxima Nova"/>
    </style:style>
    <style:style style:name="T16_8" style:family="text">
      <style:text-properties style:font-name="Proxima Nova" style:font-name-asian="Proxima Nova" style:font-name-complex="Proxima Nova"/>
    </style:style>
    <style:style style:name="T16_9" style:family="text">
      <style:text-properties style:font-name="Proxima Nova" style:font-name-asian="Proxima Nova" style:font-name-complex="Proxima Nova"/>
    </style:style>
    <style:style style:name="T16_10" style:family="text">
      <style:text-properties style:font-name="Proxima Nova" style:font-name-asian="Proxima Nova" style:font-name-complex="Proxima Nova"/>
    </style:style>
    <style:style style:name="T16_11" style:family="text">
      <style:text-properties style:font-name="Proxima Nova" style:font-name-asian="Proxima Nova" style:font-name-complex="Proxima Nova"/>
    </style:style>
    <style:style style:name="T16_12" style:family="text">
      <style:text-properties style:font-name="Proxima Nova" style:font-name-asian="Proxima Nova" style:font-name-complex="Proxima Nova"/>
    </style:style>
    <style:style style:name="T16_13" style:family="text">
      <style:text-properties style:font-name="Proxima Nova" style:font-name-asian="Proxima Nova" style:font-name-complex="Proxima Nova"/>
    </style:style>
    <style:style style:name="T16_14" style:family="text">
      <style:text-properties style:font-name="Proxima Nova" style:font-name-asian="Proxima Nova" style:font-name-complex="Proxima Nova"/>
    </style:style>
    <style:style style:name="T16_15" style:family="text">
      <style:text-properties style:font-name="Proxima Nova" style:font-name-asian="Proxima Nova" style:font-name-complex="Proxima Nova"/>
    </style:style>
    <style:style style:name="T16_16" style:family="text">
      <style:text-properties style:font-name="Proxima Nova" style:font-name-asian="Proxima Nova" style:font-name-complex="Proxima Nova"/>
    </style:style>
    <style:style style:name="P17" style:family="paragraph" style:parent-style-name="Standard">
      <style:paragraph-properties fo:break-before="auto" fo:line-height="120%" fo:margin-top="0cm" fo:margin-bottom="0cm" style:writing-mode="lr-tb"/>
    </style:style>
    <style:style style:name="T17_1" style:family="text">
      <style:text-properties style:font-name="Proxima Nova" style:font-name-asian="Proxima Nova" style:font-name-complex="Proxima Nova"/>
    </style:style>
    <style:style style:name="T17_2" style:family="text">
      <style:text-properties style:font-name="Proxima Nova" style:font-name-asian="Proxima Nova" style:font-name-complex="Proxima Nova"/>
    </style:style>
    <style:style style:name="T17_3" style:family="text">
      <style:text-properties style:font-name="Proxima Nova" style:font-name-asian="Proxima Nova" style:font-name-complex="Proxima Nova"/>
    </style:style>
    <style:style style:name="T17_4" style:family="text">
      <style:text-properties style:font-name="Proxima Nova" style:font-name-asian="Proxima Nova" style:font-name-complex="Proxima Nova"/>
    </style:style>
    <style:style style:name="T17_5" style:family="text">
      <style:text-properties style:font-name="Proxima Nova" style:font-name-asian="Proxima Nova" style:font-name-complex="Proxima Nova"/>
    </style:style>
    <style:style style:name="T17_6" style:family="text">
      <style:text-properties style:font-name="Proxima Nova" style:font-name-asian="Proxima Nova" style:font-name-complex="Proxima Nova"/>
    </style:style>
    <style:style style:name="T17_7" style:family="text">
      <style:text-properties style:font-name="Proxima Nova" style:font-name-asian="Proxima Nova" style:font-name-complex="Proxima Nova"/>
    </style:style>
    <style:style style:name="T17_8" style:family="text">
      <style:text-properties style:font-name="Proxima Nova" style:font-name-asian="Proxima Nova" style:font-name-complex="Proxima Nova"/>
    </style:style>
    <style:style style:name="T17_9" style:family="text">
      <style:text-properties style:font-name="Proxima Nova" style:font-name-asian="Proxima Nova" style:font-name-complex="Proxima Nova"/>
    </style:style>
    <style:style style:name="T17_10" style:family="text">
      <style:text-properties style:font-name="Proxima Nova" style:font-name-asian="Proxima Nova" style:font-name-complex="Proxima Nova"/>
    </style:style>
    <style:style style:name="T17_11" style:family="text">
      <style:text-properties style:font-name="Proxima Nova" style:font-name-asian="Proxima Nova" style:font-name-complex="Proxima Nova"/>
    </style:style>
    <style:style style:name="T17_12" style:family="text">
      <style:text-properties style:font-name="Proxima Nova" style:font-name-asian="Proxima Nova" style:font-name-complex="Proxima Nova"/>
    </style:style>
    <style:style style:name="T17_13" style:family="text">
      <style:text-properties style:font-name="Proxima Nova" style:font-name-asian="Proxima Nova" style:font-name-complex="Proxima Nova"/>
    </style:style>
    <style:style style:name="T17_14" style:family="text">
      <style:text-properties style:font-name="Proxima Nova" style:font-name-asian="Proxima Nova" style:font-name-complex="Proxima Nova"/>
    </style:style>
    <style:style style:name="T17_15" style:family="text">
      <style:text-properties style:font-name="Proxima Nova" style:font-name-asian="Proxima Nova" style:font-name-complex="Proxima Nova"/>
    </style:style>
    <style:style style:name="T17_16" style:family="text">
      <style:text-properties style:font-name="Proxima Nova" style:font-name-asian="Proxima Nova" style:font-name-complex="Proxima Nova"/>
    </style:style>
    <style:style style:name="P18" style:family="paragraph" style:parent-style-name="Heading_20_2">
      <style:paragraph-properties fo:break-before="auto" fo:line-height="100%" style:writing-mode="lr-tb"/>
    </style:style>
    <style:style style:name="T18_1" style:family="text">
      <style:text-properties fo:color="#353744" style:font-name="Proxima Nova" fo:font-size="12pt" style:font-name-asian="Proxima Nova" style:font-size-asian="12pt" style:font-name-complex="Proxima Nova" style:font-size-complex="12pt"/>
    </style:style>
    <style:style style:name="T18_2" style:family="text">
      <style:text-properties fo:color="#353744" style:font-name="Proxima Nova" fo:font-size="12pt" style:font-name-asian="Proxima Nova" style:font-size-asian="12pt" style:font-name-complex="Proxima Nova" style:font-size-complex="12pt"/>
    </style:style>
    <style:style style:name="T18_3" style:family="text">
      <style:text-properties fo:color="#353744" style:font-name="Proxima Nova" fo:font-size="12pt" style:font-name-asian="Proxima Nova" style:font-size-asian="12pt" style:font-name-complex="Proxima Nova" style:font-size-complex="12pt"/>
    </style:style>
    <style:style style:name="T18_4" style:family="text">
      <style:text-properties fo:color="#353744" style:font-name="Proxima Nova" fo:font-size="12pt" style:font-name-asian="Proxima Nova" style:font-size-asian="12pt" style:font-name-complex="Proxima Nova" style:font-size-complex="12pt"/>
    </style:style>
    <style:style style:name="T18_5" style:family="text">
      <style:text-properties fo:color="#353744" style:font-name="Proxima Nova" fo:font-size="12pt" style:font-name-asian="Proxima Nova" style:font-size-asian="12pt" style:font-name-complex="Proxima Nova" style:font-size-complex="12pt"/>
    </style:style>
    <style:style style:name="T18_6" style:family="text">
      <style:text-properties fo:font-style="italic" style:font-style-asian="italic" style:font-style-complex="italic" fo:color="#666666" style:font-name="Proxima Nova" fo:font-size="12pt" style:font-name-asian="Proxima Nova" style:font-size-asian="12pt" style:font-name-complex="Proxima Nova" style:font-size-complex="12pt" fo:font-weight="normal" style:font-weight-asian="normal" style:font-weight-complex="normal"/>
    </style:style>
    <style:style style:name="T18_7" style:family="text">
      <style:text-properties fo:font-style="italic" style:font-style-asian="italic" style:font-style-complex="italic" fo:color="#666666" style:font-name="Proxima Nova" fo:font-size="12pt" style:font-name-asian="Proxima Nova" style:font-size-asian="12pt" style:font-name-complex="Proxima Nova" style:font-size-complex="12pt" fo:font-weight="normal" style:font-weight-asian="normal" style:font-weight-complex="normal"/>
    </style:style>
    <style:style style:name="T18_8" style:family="text">
      <style:text-properties fo:font-style="italic" style:font-style-asian="italic" style:font-style-complex="italic" fo:color="#666666" style:font-name="Proxima Nova" fo:font-size="12pt" style:font-name-asian="Proxima Nova" style:font-size-asian="12pt" style:font-name-complex="Proxima Nova" style:font-size-complex="12pt" fo:font-weight="normal" style:font-weight-asian="normal" style:font-weight-complex="normal"/>
    </style:style>
    <style:style style:name="T18_9" style:family="text">
      <style:text-properties fo:font-style="italic" style:font-style-asian="italic" style:font-style-complex="italic" fo:color="#666666" style:font-name="Proxima Nova" fo:font-size="12pt" style:font-name-asian="Proxima Nova" style:font-size-asian="12pt" style:font-name-complex="Proxima Nova" style:font-size-complex="12pt" fo:font-weight="normal" style:font-weight-asian="normal" style:font-weight-complex="normal"/>
    </style:style>
    <style:style style:name="P19" style:family="paragraph" style:parent-style-name="Standard">
      <style:paragraph-properties fo:break-before="auto" fo:line-height="100%" fo:margin-top="0.141cm" style:writing-mode="lr-tb"/>
    </style:style>
    <style:style style:name="T19_1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T19_2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T19_3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T19_4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T19_5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T19_6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T19_7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P20" style:family="paragraph" style:parent-style-name="Standard">
      <style:paragraph-properties fo:break-before="auto" fo:line-height="120%" fo:margin-top="0cm" style:writing-mode="lr-tb"/>
    </style:style>
    <style:style style:name="T20_1" style:family="text">
      <style:text-properties style:font-name="Proxima Nova" style:font-name-asian="Proxima Nova" style:font-name-complex="Proxima Nova"/>
    </style:style>
    <style:style style:name="T20_2" style:family="text">
      <style:text-properties style:font-name="Proxima Nova" style:font-name-asian="Proxima Nova" style:font-name-complex="Proxima Nova"/>
    </style:style>
    <style:style style:name="T20_3" style:family="text">
      <style:text-properties style:font-name="Proxima Nova" style:font-name-asian="Proxima Nova" style:font-name-complex="Proxima Nova"/>
    </style:style>
    <style:style style:name="T20_4" style:family="text">
      <style:text-properties style:font-name="Proxima Nova" style:font-name-asian="Proxima Nova" style:font-name-complex="Proxima Nova"/>
    </style:style>
    <style:style style:name="T20_5" style:family="text">
      <style:text-properties style:font-name="Proxima Nova" style:font-name-asian="Proxima Nova" style:font-name-complex="Proxima Nova"/>
    </style:style>
    <style:style style:name="T20_6" style:family="text">
      <style:text-properties style:font-name="Proxima Nova" style:font-name-asian="Proxima Nova" style:font-name-complex="Proxima Nova"/>
    </style:style>
    <style:style style:name="T20_7" style:family="text">
      <style:text-properties style:font-name="Proxima Nova" style:font-name-asian="Proxima Nova" style:font-name-complex="Proxima Nova"/>
    </style:style>
    <style:style style:name="T20_8" style:family="text">
      <style:text-properties style:font-name="Proxima Nova" style:font-name-asian="Proxima Nova" style:font-name-complex="Proxima Nova"/>
    </style:style>
    <style:style style:name="T20_9" style:family="text">
      <style:text-properties style:font-name="Proxima Nova" style:font-name-asian="Proxima Nova" style:font-name-complex="Proxima Nova"/>
    </style:style>
    <style:style style:name="T20_10" style:family="text">
      <style:text-properties style:font-name="Proxima Nova" style:font-name-asian="Proxima Nova" style:font-name-complex="Proxima Nova"/>
    </style:style>
    <style:style style:name="T20_11" style:family="text">
      <style:text-properties style:font-name="Proxima Nova" style:font-name-asian="Proxima Nova" style:font-name-complex="Proxima Nova"/>
    </style:style>
    <style:style style:name="T20_12" style:family="text">
      <style:text-properties style:font-name="Proxima Nova" style:font-name-asian="Proxima Nova" style:font-name-complex="Proxima Nova"/>
    </style:style>
    <style:style style:name="T20_13" style:family="text">
      <style:text-properties style:font-name="Proxima Nova" style:font-name-asian="Proxima Nova" style:font-name-complex="Proxima Nova"/>
    </style:style>
    <style:style style:name="T20_14" style:family="text">
      <style:text-properties style:font-name="Proxima Nova" style:font-name-asian="Proxima Nova" style:font-name-complex="Proxima Nova"/>
    </style:style>
    <style:style style:name="T20_15" style:family="text">
      <style:text-properties style:font-name="Proxima Nova" style:font-name-asian="Proxima Nova" style:font-name-complex="Proxima Nova"/>
    </style:style>
    <style:style style:name="T20_16" style:family="text">
      <style:text-properties style:font-name="Proxima Nova" style:font-name-asian="Proxima Nova" style:font-name-complex="Proxima Nova"/>
    </style:style>
    <style:style style:name="P21" style:family="paragraph" style:parent-style-name="Standard">
      <style:paragraph-properties fo:break-before="auto" fo:line-height="120%" fo:margin-top="0cm" style:writing-mode="lr-tb"/>
    </style:style>
    <style:style style:name="T21_1" style:family="text">
      <style:text-properties style:font-name="Proxima Nova" style:font-name-asian="Proxima Nova" style:font-name-complex="Proxima Nova"/>
    </style:style>
    <style:style style:name="T21_2" style:family="text">
      <style:text-properties style:font-name="Proxima Nova" style:font-name-asian="Proxima Nova" style:font-name-complex="Proxima Nova"/>
    </style:style>
    <style:style style:name="T21_3" style:family="text">
      <style:text-properties style:font-name="Proxima Nova" style:font-name-asian="Proxima Nova" style:font-name-complex="Proxima Nova"/>
    </style:style>
    <style:style style:name="T21_4" style:family="text">
      <style:text-properties style:font-name="Proxima Nova" style:font-name-asian="Proxima Nova" style:font-name-complex="Proxima Nova"/>
    </style:style>
    <style:style style:name="T21_5" style:family="text">
      <style:text-properties style:font-name="Proxima Nova" style:font-name-asian="Proxima Nova" style:font-name-complex="Proxima Nova"/>
    </style:style>
    <style:style style:name="T21_6" style:family="text">
      <style:text-properties style:font-name="Proxima Nova" style:font-name-asian="Proxima Nova" style:font-name-complex="Proxima Nova"/>
    </style:style>
    <style:style style:name="T21_7" style:family="text">
      <style:text-properties style:font-name="Proxima Nova" style:font-name-asian="Proxima Nova" style:font-name-complex="Proxima Nova"/>
    </style:style>
    <style:style style:name="T21_8" style:family="text">
      <style:text-properties style:font-name="Proxima Nova" style:font-name-asian="Proxima Nova" style:font-name-complex="Proxima Nova"/>
    </style:style>
    <style:style style:name="T21_9" style:family="text">
      <style:text-properties style:font-name="Proxima Nova" style:font-name-asian="Proxima Nova" style:font-name-complex="Proxima Nova"/>
    </style:style>
    <style:style style:name="T21_10" style:family="text">
      <style:text-properties style:font-name="Proxima Nova" style:font-name-asian="Proxima Nova" style:font-name-complex="Proxima Nova"/>
    </style:style>
    <style:style style:name="T21_11" style:family="text">
      <style:text-properties style:font-name="Proxima Nova" style:font-name-asian="Proxima Nova" style:font-name-complex="Proxima Nova"/>
    </style:style>
    <style:style style:name="T21_12" style:family="text">
      <style:text-properties style:font-name="Proxima Nova" style:font-name-asian="Proxima Nova" style:font-name-complex="Proxima Nova"/>
    </style:style>
    <style:style style:name="T21_13" style:family="text">
      <style:text-properties style:font-name="Proxima Nova" style:font-name-asian="Proxima Nova" style:font-name-complex="Proxima Nova"/>
    </style:style>
    <style:style style:name="T21_14" style:family="text">
      <style:text-properties style:font-name="Proxima Nova" style:font-name-asian="Proxima Nova" style:font-name-complex="Proxima Nova"/>
    </style:style>
    <style:style style:name="T21_15" style:family="text">
      <style:text-properties style:font-name="Proxima Nova" style:font-name-asian="Proxima Nova" style:font-name-complex="Proxima Nova"/>
    </style:style>
    <style:style style:name="T21_16" style:family="text">
      <style:text-properties style:font-name="Proxima Nova" style:font-name-asian="Proxima Nova" style:font-name-complex="Proxima Nova"/>
    </style:style>
    <style:style style:name="P22" style:family="paragraph" style:parent-style-name="Heading_20_1">
      <style:paragraph-properties fo:break-before="auto" fo:line-height="100%" fo:margin-top="0.847cm" fo:margin-bottom="0.353cm" style:writing-mode="lr-tb"/>
    </style:style>
    <style:style style:name="T22_1" style:family="text">
      <style:text-properties fo:color="#00ab44" style:font-name="Proxima Nova" fo:font-size="14pt" style:font-name-asian="Proxima Nova" style:font-size-asian="14pt" style:font-name-complex="Proxima Nova" style:font-size-complex="14pt" fo:font-weight="bold" style:font-weight-asian="bold" style:font-weight-complex="bold"/>
    </style:style>
    <style:style style:name="P23" style:family="paragraph" style:parent-style-name="Heading_20_2">
      <style:paragraph-properties fo:break-before="auto" fo:line-height="100%" style:writing-mode="lr-tb"/>
    </style:style>
    <style:style style:name="T23_1" style:family="text">
      <style:text-properties fo:color="#353744" style:font-name="Proxima Nova" fo:font-size="12pt" style:font-name-asian="Proxima Nova" style:font-size-asian="12pt" style:font-name-complex="Proxima Nova" style:font-size-complex="12pt"/>
    </style:style>
    <style:style style:name="T23_2" style:family="text">
      <style:text-properties fo:color="#353744" style:font-name="Proxima Nova" fo:font-size="12pt" style:font-name-asian="Proxima Nova" style:font-size-asian="12pt" style:font-name-complex="Proxima Nova" style:font-size-complex="12pt"/>
    </style:style>
    <style:style style:name="T23_3" style:family="text">
      <style:text-properties fo:color="#353744" style:font-name="Proxima Nova" fo:font-size="12pt" style:font-name-asian="Proxima Nova" style:font-size-asian="12pt" style:font-name-complex="Proxima Nova" style:font-size-complex="12pt"/>
    </style:style>
    <style:style style:name="T23_4" style:family="text">
      <style:text-properties fo:color="#353744" style:font-name="Proxima Nova" fo:font-size="12pt" style:font-name-asian="Proxima Nova" style:font-size-asian="12pt" style:font-name-complex="Proxima Nova" style:font-size-complex="12pt"/>
    </style:style>
    <style:style style:name="T23_5" style:family="text">
      <style:text-properties fo:color="#353744" style:font-name="Proxima Nova" fo:font-size="12pt" style:font-name-asian="Proxima Nova" style:font-size-asian="12pt" style:font-name-complex="Proxima Nova" style:font-size-complex="12pt"/>
    </style:style>
    <style:style style:name="T23_6" style:family="text">
      <style:text-properties fo:color="#353744" style:font-name="Proxima Nova" fo:font-size="12pt" style:font-name-asian="Proxima Nova" style:font-size-asian="12pt" style:font-name-complex="Proxima Nova" style:font-size-complex="12pt"/>
    </style:style>
    <style:style style:name="T23_7" style:family="text">
      <style:text-properties fo:font-style="italic" style:font-style-asian="italic" style:font-style-complex="italic" fo:color="#666666" style:font-name="Proxima Nova" fo:font-size="12pt" style:font-name-asian="Proxima Nova" style:font-size-asian="12pt" style:font-name-complex="Proxima Nova" style:font-size-complex="12pt" fo:font-weight="normal" style:font-weight-asian="normal" style:font-weight-complex="normal"/>
    </style:style>
    <style:style style:name="T23_8" style:family="text">
      <style:text-properties fo:font-style="italic" style:font-style-asian="italic" style:font-style-complex="italic" fo:color="#666666" style:font-name="Proxima Nova" fo:font-size="12pt" style:font-name-asian="Proxima Nova" style:font-size-asian="12pt" style:font-name-complex="Proxima Nova" style:font-size-complex="12pt" fo:font-weight="normal" style:font-weight-asian="normal" style:font-weight-complex="normal"/>
    </style:style>
    <style:style style:name="P24" style:family="paragraph" style:parent-style-name="Standard">
      <style:paragraph-properties fo:break-before="auto" fo:line-height="100%" fo:margin-top="0.141cm" style:writing-mode="lr-tb"/>
    </style:style>
    <style:style style:name="T24_1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T24_2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T24_3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T24_4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T24_5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T24_6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T24_7" style:family="text">
      <style:text-properties fo:color="#666666" style:font-name="Proxima Nova" fo:font-size="10pt" style:font-name-asian="Proxima Nova" style:font-size-asian="10pt" style:font-name-complex="Proxima Nova" style:font-size-complex="10pt"/>
    </style:style>
    <style:style style:name="P25" style:family="paragraph" style:parent-style-name="Standard">
      <style:paragraph-properties fo:break-before="auto" fo:line-height="120%" fo:margin-top="0.141cm" style:writing-mode="lr-tb"/>
    </style:style>
    <style:style style:name="T25_1" style:family="text">
      <style:text-properties style:font-name="Proxima Nova" style:font-name-asian="Proxima Nova" style:font-name-complex="Proxima Nova"/>
    </style:style>
    <style:style style:name="T25_2" style:family="text">
      <style:text-properties style:font-name="Proxima Nova" style:font-name-asian="Proxima Nova" style:font-name-complex="Proxima Nova"/>
    </style:style>
    <style:style style:name="T25_3" style:family="text">
      <style:text-properties style:font-name="Proxima Nova" style:font-name-asian="Proxima Nova" style:font-name-complex="Proxima Nova"/>
    </style:style>
    <style:style style:name="T25_4" style:family="text">
      <style:text-properties style:font-name="Proxima Nova" style:font-name-asian="Proxima Nova" style:font-name-complex="Proxima Nova"/>
    </style:style>
    <style:style style:name="T25_5" style:family="text">
      <style:text-properties style:font-name="Proxima Nova" style:font-name-asian="Proxima Nova" style:font-name-complex="Proxima Nova"/>
    </style:style>
    <style:style style:name="T25_6" style:family="text">
      <style:text-properties style:font-name="Proxima Nova" style:font-name-asian="Proxima Nova" style:font-name-complex="Proxima Nova"/>
    </style:style>
    <style:style style:name="T25_7" style:family="text">
      <style:text-properties style:font-name="Proxima Nova" style:font-name-asian="Proxima Nova" style:font-name-complex="Proxima Nova"/>
    </style:style>
    <style:style style:name="T25_8" style:family="text">
      <style:text-properties style:font-name="Proxima Nova" style:font-name-asian="Proxima Nova" style:font-name-complex="Proxima Nova"/>
    </style:style>
    <style:style style:name="T25_9" style:family="text">
      <style:text-properties style:font-name="Proxima Nova" style:font-name-asian="Proxima Nova" style:font-name-complex="Proxima Nova"/>
    </style:style>
    <style:style style:name="T25_10" style:family="text">
      <style:text-properties style:font-name="Proxima Nova" style:font-name-asian="Proxima Nova" style:font-name-complex="Proxima Nova"/>
    </style:style>
    <style:style style:name="T25_11" style:family="text">
      <style:text-properties style:font-name="Proxima Nova" style:font-name-asian="Proxima Nova" style:font-name-complex="Proxima Nova"/>
    </style:style>
    <style:style style:name="T25_12" style:family="text">
      <style:text-properties style:font-name="Proxima Nova" style:font-name-asian="Proxima Nova" style:font-name-complex="Proxima Nova"/>
    </style:style>
    <style:style style:name="T25_13" style:family="text">
      <style:text-properties style:font-name="Proxima Nova" style:font-name-asian="Proxima Nova" style:font-name-complex="Proxima Nova"/>
    </style:style>
    <style:style style:name="T25_14" style:family="text">
      <style:text-properties style:font-name="Proxima Nova" style:font-name-asian="Proxima Nova" style:font-name-complex="Proxima Nova"/>
    </style:style>
    <style:style style:name="T25_15" style:family="text">
      <style:text-properties style:font-name="Proxima Nova" style:font-name-asian="Proxima Nova" style:font-name-complex="Proxima Nova"/>
    </style:style>
    <style:style style:name="T25_16" style:family="text">
      <style:text-properties style:font-name="Proxima Nova" style:font-name-asian="Proxima Nova" style:font-name-complex="Proxima Nova"/>
    </style:style>
    <style:style style:name="T25_17" style:family="text">
      <style:text-properties style:font-name="Proxima Nova" style:font-name-asian="Proxima Nova" style:font-name-complex="Proxima Nova"/>
    </style:style>
    <style:style style:name="T25_18" style:family="text">
      <style:text-properties style:font-name="Proxima Nova" style:font-name-asian="Proxima Nova" style:font-name-complex="Proxima Nova"/>
    </style:style>
    <style:style style:name="T25_19" style:family="text">
      <style:text-properties style:font-name="Proxima Nova" style:font-name-asian="Proxima Nova" style:font-name-complex="Proxima Nova"/>
    </style:style>
    <style:style style:name="T25_20" style:family="text">
      <style:text-properties style:font-name="Proxima Nova" style:font-name-asian="Proxima Nova" style:font-name-complex="Proxima Nova"/>
    </style:style>
    <style:style style:name="T25_21" style:family="text">
      <style:text-properties style:font-name="Proxima Nova" style:font-name-asian="Proxima Nova" style:font-name-complex="Proxima Nova"/>
    </style:style>
    <style:style style:name="T25_22" style:family="text">
      <style:text-properties style:font-name="Proxima Nova" style:font-name-asian="Proxima Nova" style:font-name-complex="Proxima Nova"/>
    </style:style>
    <style:style style:name="T25_23" style:family="text">
      <style:text-properties style:font-name="Proxima Nova" style:font-name-asian="Proxima Nova" style:font-name-complex="Proxima Nova"/>
    </style:style>
    <style:style style:name="T25_24" style:family="text">
      <style:text-properties style:font-name="Proxima Nova" style:font-name-asian="Proxima Nova" style:font-name-complex="Proxima Nova"/>
    </style:style>
    <style:style style:name="T25_25" style:family="text">
      <style:text-properties style:font-name="Proxima Nova" style:font-name-asian="Proxima Nova" style:font-name-complex="Proxima Nova"/>
    </style:style>
    <style:style style:name="T25_26" style:family="text">
      <style:text-properties style:font-name="Proxima Nova" style:font-name-asian="Proxima Nova" style:font-name-complex="Proxima Nova"/>
    </style:style>
    <style:style style:name="T25_27" style:family="text">
      <style:text-properties style:font-name="Proxima Nova" style:font-name-asian="Proxima Nova" style:font-name-complex="Proxima Nova"/>
    </style:style>
    <style:style style:name="T25_28" style:family="text">
      <style:text-properties style:font-name="Proxima Nova" style:font-name-asian="Proxima Nova" style:font-name-complex="Proxima Nova"/>
    </style:style>
    <style:style style:name="T25_29" style:family="text">
      <style:text-properties style:font-name="Proxima Nova" style:font-name-asian="Proxima Nova" style:font-name-complex="Proxima Nova"/>
    </style:style>
    <style:style style:name="T25_30" style:family="text">
      <style:text-properties style:font-name="Proxima Nova" style:font-name-asian="Proxima Nova" style:font-name-complex="Proxima Nova"/>
    </style:style>
    <style:style style:name="T25_31" style:family="text">
      <style:text-properties style:font-name="Proxima Nova" style:font-name-asian="Proxima Nova" style:font-name-complex="Proxima Nova"/>
    </style:style>
    <style:style style:name="T25_32" style:family="text">
      <style:text-properties style:font-name="Proxima Nova" style:font-name-asian="Proxima Nova" style:font-name-complex="Proxima Nova"/>
    </style:style>
    <style:style style:name="T25_33" style:family="text">
      <style:text-properties style:font-name="Proxima Nova" style:font-name-asian="Proxima Nova" style:font-name-complex="Proxima Nova"/>
    </style:style>
    <style:style style:name="T25_34" style:family="text">
      <style:text-properties style:font-name="Proxima Nova" style:font-name-asian="Proxima Nova" style:font-name-complex="Proxima Nova"/>
    </style:style>
    <style:style style:name="P26" style:family="paragraph" style:parent-style-name="Heading_20_1">
      <style:paragraph-properties fo:break-before="auto" fo:line-height="100%" fo:margin-top="0.847cm" fo:margin-bottom="0.353cm" style:writing-mode="lr-tb"/>
    </style:style>
    <style:style style:name="T26_1" style:family="text">
      <style:text-properties fo:color="#00ab44" style:font-name="Proxima Nova" fo:font-size="14pt" style:font-name-asian="Proxima Nova" style:font-size-asian="14pt" style:font-name-complex="Proxima Nova" style:font-size-complex="14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20%" fo:margin-top="0.141cm" style:writing-mode="lr-tb"/>
    </style:style>
    <style:style style:name="T27_1" style:family="text">
      <style:text-properties style:font-name="Proxima Nova" style:font-name-asian="Proxima Nova" style:font-name-complex="Proxima Nova"/>
    </style:style>
    <style:style style:name="T27_2" style:family="text">
      <style:text-properties style:font-name="Proxima Nova" style:font-name-asian="Proxima Nova" style:font-name-complex="Proxima Nova"/>
    </style:style>
    <style:style style:name="T27_3" style:family="text">
      <style:text-properties style:font-name="Proxima Nova" style:font-name-asian="Proxima Nova" style:font-name-complex="Proxima Nova"/>
    </style:style>
    <style:style style:name="T27_4" style:family="text">
      <style:text-properties style:font-name="Proxima Nova" style:font-name-asian="Proxima Nova" style:font-name-complex="Proxima Nova"/>
    </style:style>
    <style:style style:name="T27_5" style:family="text">
      <style:text-properties style:font-name="Proxima Nova" style:font-name-asian="Proxima Nova" style:font-name-complex="Proxima Nova"/>
    </style:style>
    <style:style style:name="T27_6" style:family="text">
      <style:text-properties style:font-name="Proxima Nova" style:font-name-asian="Proxima Nova" style:font-name-complex="Proxima Nova"/>
    </style:style>
    <style:style style:name="T27_7" style:family="text">
      <style:text-properties style:font-name="Proxima Nova" style:font-name-asian="Proxima Nova" style:font-name-complex="Proxima Nova"/>
    </style:style>
    <style:style style:name="T27_8" style:family="text">
      <style:text-properties style:font-name="Proxima Nova" style:font-name-asian="Proxima Nova" style:font-name-complex="Proxima Nova"/>
    </style:style>
    <style:style style:name="T27_9" style:family="text">
      <style:text-properties style:font-name="Proxima Nova" style:font-name-asian="Proxima Nova" style:font-name-complex="Proxima Nova"/>
    </style:style>
    <style:style style:name="T27_10" style:family="text">
      <style:text-properties style:font-name="Proxima Nova" style:font-name-asian="Proxima Nova" style:font-name-complex="Proxima Nova"/>
    </style:style>
    <style:style style:name="T27_11" style:family="text">
      <style:text-properties style:font-name="Proxima Nova" style:font-name-asian="Proxima Nova" style:font-name-complex="Proxima Nova"/>
    </style:style>
    <style:style style:name="T27_12" style:family="text">
      <style:text-properties style:font-name="Proxima Nova" style:font-name-asian="Proxima Nova" style:font-name-complex="Proxima Nova"/>
    </style:style>
    <style:style style:name="T27_13" style:family="text">
      <style:text-properties style:font-name="Proxima Nova" style:font-name-asian="Proxima Nova" style:font-name-complex="Proxima Nova"/>
    </style:style>
    <style:style style:name="T27_14" style:family="text">
      <style:text-properties style:font-name="Proxima Nova" style:font-name-asian="Proxima Nova" style:font-name-complex="Proxima Nova"/>
    </style:style>
    <style:style style:name="T27_15" style:family="text">
      <style:text-properties style:font-name="Proxima Nova" style:font-name-asian="Proxima Nova" style:font-name-complex="Proxima Nova"/>
    </style:style>
    <style:style style:name="T27_16" style:family="text">
      <style:text-properties style:font-name="Proxima Nova" style:font-name-asian="Proxima Nova" style:font-name-complex="Proxima Nova"/>
    </style:style>
    <style:style style:name="P28" style:family="paragraph" style:parent-style-name="Standard">
      <style:paragraph-properties fo:break-before="auto" fo:line-height="120%" fo:margin-top="0.141cm" style:writing-mode="lr-tb"/>
    </style:style>
    <style:style style:name="T28_1" style:family="text">
      <style:text-properties style:font-name="Proxima Nova" style:font-name-asian="Proxima Nova" style:font-name-complex="Proxima Nova"/>
    </style:style>
    <style:style style:name="T28_2" style:family="text">
      <style:text-properties style:font-name="Proxima Nova" style:font-name-asian="Proxima Nova" style:font-name-complex="Proxima Nova"/>
    </style:style>
    <style:style style:name="T28_3" style:family="text">
      <style:text-properties style:font-name="Proxima Nova" style:font-name-asian="Proxima Nova" style:font-name-complex="Proxima Nova"/>
    </style:style>
    <style:style style:name="T28_4" style:family="text">
      <style:text-properties style:font-name="Proxima Nova" style:font-name-asian="Proxima Nova" style:font-name-complex="Proxima Nova"/>
    </style:style>
    <style:style style:name="T28_5" style:family="text">
      <style:text-properties style:font-name="Proxima Nova" style:font-name-asian="Proxima Nova" style:font-name-complex="Proxima Nova"/>
    </style:style>
    <style:style style:name="T28_6" style:family="text">
      <style:text-properties style:font-name="Proxima Nova" style:font-name-asian="Proxima Nova" style:font-name-complex="Proxima Nova"/>
    </style:style>
    <style:style style:name="T28_7" style:family="text">
      <style:text-properties style:font-name="Proxima Nova" style:font-name-asian="Proxima Nova" style:font-name-complex="Proxima Nova"/>
    </style:style>
    <style:style style:name="T28_8" style:family="text">
      <style:text-properties style:font-name="Proxima Nova" style:font-name-asian="Proxima Nova" style:font-name-complex="Proxima Nova"/>
    </style:style>
  </office:automatic-styles>
  <office:body>
    <office:text>
      <text:p text:style-name="P1"><text:bookmark-start text:name="h.5x0d5h95i329"/><text:bookmark-end text:name="h.5x0d5h95i329"/><text:span text:style-name="T1_1">Your</text:span><text:span text:style-name="T1_2"><text:s/></text:span><text:span text:style-name="T1_3">Name</text:span></text:p>
      <text:p text:style-name="P2"><text:bookmark-start text:name="h.sbziogryzzql"/><text:bookmark-end text:name="h.sbziogryzzql"/><text:span text:style-name="T2_1">Industrial</text:span><text:span text:style-name="T2_2"><text:s/></text:span><text:span text:style-name="T2_3">Designer</text:span></text:p>
      <text:p text:style-name="P3"><text:span text:style-name="T3_1">123<text:s/></text:span><text:span text:style-name="T3_2">Your</text:span><text:span text:style-name="T3_3"><text:s/></text:span><text:span text:style-name="T3_4">Street</text:span></text:p>
      <text:p text:style-name="P4"><text:span text:style-name="T4_1">Your</text:span><text:span text:style-name="T4_2"><text:s/></text:span><text:span text:style-name="T4_3">City</text:span><text:span text:style-name="T4_4">,<text:s/></text:span><text:span text:style-name="T4_5">ST</text:span><text:span text:style-name="T4_6"><text:s/>12345</text:span></text:p>
      <text:p text:style-name="P5"><text:span text:style-name="T5_1">(123)<text:s/>456-7890</text:span></text:p>
      <text:p text:style-name="P6"><text:span text:style-name="T6_1">no</text:span><text:span text:style-name="T6_2">_</text:span><text:span text:style-name="T6_3">reply</text:span><text:span text:style-name="T6_4">@</text:span><text:span text:style-name="T6_5">example</text:span><text:span text:style-name="T6_6">.</text:span><text:span text:style-name="T6_7">com</text:span></text:p>
      <text:h text:style-name="P7" text:outline-level="10"><text:bookmark-start text:name="h.inx73jfg7qti"/><text:bookmark-end text:name="h.inx73jfg7qti"/><text:span text:style-name="T7_1">SKILLS</text:span></text:h>
      <text:p text:style-name="P8"><text:span text:style-name="T8_1">L</text:span><text:span text:style-name="T8_2">orem</text:span><text:span text:style-name="T8_3"><text:s/></text:span><text:span text:style-name="T8_4">ipsum</text:span><text:span text:style-name="T8_5"><text:s/></text:span><text:span text:style-name="T8_6">dol</text:span><text:span text:style-name="T8_7">or</text:span><text:span text:style-name="T8_8"><text:s/></text:span><text:span text:style-name="T8_9">sit</text:span><text:span text:style-name="T8_10"><text:s/></text:span><text:span text:style-name="T8_11">amet</text:span><text:span text:style-name="T8_12">,<text:s/></text:span><text:span text:style-name="T8_13">consectetuer</text:span><text:span text:style-name="T8_14"><text:s/></text:span><text:span text:style-name="T8_15">adipiscing</text:span><text:span text:style-name="T8_16"><text:s/></text:span><text:span text:style-name="T8_17">elit</text:span><text:span text:style-name="T8_18">,<text:s/></text:span><text:span text:style-name="T8_19">sed</text:span><text:span text:style-name="T8_20"><text:s/></text:span><text:span text:style-name="T8_21">diam</text:span><text:span text:style-name="T8_22"><text:s/></text:span><text:span text:style-name="T8_23">nonummy</text:span><text:span text:style-name="T8_24"><text:s/></text:span><text:span text:style-name="T8_25">nibh</text:span><text:span text:style-name="T8_26"><text:s/></text:span><text:span text:style-name="T8_27">euismod</text:span><text:span text:style-name="T8_28"><text:s/></text:span><text:span text:style-name="T8_29">tincidunt</text:span><text:span text:style-name="T8_30"><text:s/></text:span><text:span text:style-name="T8_31">ut</text:span><text:span text:style-name="T8_32"><text:s/></text:span><text:span text:style-name="T8_33">laoreet</text:span><text:span text:style-name="T8_34"><text:s/></text:span><text:span text:style-name="T8_35">dolore</text:span><text:span text:style-name="T8_36"><text:s/></text:span><text:span text:style-name="T8_37">magna</text:span><text:span text:style-name="T8_38"><text:s/></text:span><text:span text:style-name="T8_39">aliquam</text:span><text:span text:style-name="T8_40"><text:s/></text:span><text:span text:style-name="T8_41">erat</text:span><text:span text:style-name="T8_42"><text:s/></text:span><text:span text:style-name="T8_43">volutpat</text:span><text:span text:style-name="T8_44">.<text:s/></text:span></text:p>
      <text:h text:style-name="P9" text:outline-level="10"><text:bookmark-start text:name="h.5sh58lh512k2"/><text:bookmark-end text:name="h.5sh58lh512k2"/><text:span text:style-name="T9_1">EXPERIENCE</text:span></text:h>
      <text:h text:style-name="P10" text:outline-level="10"><text:bookmark-start text:name="h.mu43qcboozqe"/><text:bookmark-end text:name="h.mu43qcboozqe"/><text:span text:style-name="T10_1">Company</text:span><text:span text:style-name="T10_2"><text:s/></text:span><text:span text:style-name="T10_3">Name</text:span><text:span text:style-name="T10_4">,<text:s text:c="2"/></text:span><text:span text:style-name="T10_5">Location</text:span><text:span text:style-name="T10_6"><text:s/>-<text:s/></text:span><text:span text:style-name="T10_7">Job</text:span><text:span text:style-name="T10_8"><text:s/></text:span><text:span text:style-name="T10_9">Title</text:span></text:h>
      <text:p text:style-name="P11"><text:span text:style-name="T11_1">MONTH</text:span><text:span text:style-name="T11_2"><text:s/>20</text:span><text:span text:style-name="T11_3">XX</text:span><text:span text:style-name="T11_4"><text:s/>-<text:s/></text:span><text:span text:style-name="T11_5">PRESENT</text:span></text:p>
      <text:list text:style-name="LS1" xml:id="list0">
        <text:list-item>
          <text:p text:style-name="P12"><text:span text:style-name="T12_1">Lorem</text:span><text:span text:style-name="T12_2"><text:s/></text:span><text:span text:style-name="T12_3">ipsum</text:span><text:span text:style-name="T12_4"><text:s/></text:span><text:span text:style-name="T12_5">dolor</text:span><text:span text:style-name="T12_6"><text:s/></text:span><text:span text:style-name="T12_7">sit</text:span><text:span text:style-name="T12_8"><text:s/></text:span><text:span text:style-name="T12_9">amet</text:span><text:span text:style-name="T12_10">,<text:s/></text:span><text:span text:style-name="T12_11">consectetur</text:span><text:span text:style-name="T12_12"><text:s/></text:span><text:span text:style-name="T12_13">adipiscing</text:span><text:span text:style-name="T12_14"><text:s/></text:span><text:span text:style-name="T12_15">elit</text:span><text:span text:style-name="T12_16">.<text:s/></text:span></text:p>
        </text:list-item>
        <text:list-item>
          <text:p text:style-name="P13"><text:span text:style-name="T13_1">Aenean</text:span><text:span text:style-name="T13_2"><text:s/></text:span><text:span text:style-name="T13_3">ac</text:span><text:span text:style-name="T13_4"><text:s/></text:span><text:span text:style-name="T13_5">interdum</text:span><text:span text:style-name="T13_6"><text:s/></text:span><text:span text:style-name="T13_7">nisi</text:span><text:span text:style-name="T13_8">.<text:s/></text:span><text:span text:style-name="T13_9">Sed</text:span><text:span text:style-name="T13_10"><text:s/></text:span><text:span text:style-name="T13_11">in</text:span><text:span text:style-name="T13_12"><text:s/></text:span><text:span text:style-name="T13_13">consequat</text:span><text:span text:style-name="T13_14"><text:s/></text:span><text:span text:style-name="T13_15">mi</text:span><text:span text:style-name="T13_16">.</text:span></text:p>
        </text:list-item>
      </text:list>
      <text:h text:style-name="P14" text:outline-level="10"><text:bookmark-start text:name="h.25ksbxwbal7a"/><text:bookmark-end text:name="h.25ksbxwbal7a"/><text:span text:style-name="T14_1">Company</text:span><text:span text:style-name="T14_2"><text:s/></text:span><text:span text:style-name="T14_3">Name</text:span><text:span text:style-name="T14_4">,<text:s/></text:span><text:span text:style-name="T14_5">Location</text:span><text:span text:style-name="T14_6"><text:s/>-<text:s/></text:span><text:span text:style-name="T14_7">Job</text:span><text:span text:style-name="T14_8"><text:s/></text:span><text:span text:style-name="T14_9">Title</text:span></text:h>
      <text:p text:style-name="P15"><text:span text:style-name="T15_1">MONTH</text:span><text:span text:style-name="T15_2"><text:s/>20</text:span><text:span text:style-name="T15_3">XX</text:span><text:span text:style-name="T15_4"><text:s/>-<text:s/></text:span><text:span text:style-name="T15_5">MONTH</text:span><text:span text:style-name="T15_6"><text:s/>20</text:span><text:span text:style-name="T15_7">XX</text:span></text:p>
      <text:list text:style-name="LS2" xml:id="list2">
        <text:list-item>
          <text:p text:style-name="P16"><text:span text:style-name="T16_1">Lorem</text:span><text:span text:style-name="T16_2"><text:s/></text:span><text:span text:style-name="T16_3">ipsum</text:span><text:span text:style-name="T16_4"><text:s/></text:span><text:span text:style-name="T16_5">dolor</text:span><text:span text:style-name="T16_6"><text:s/></text:span><text:span text:style-name="T16_7">sit</text:span><text:span text:style-name="T16_8"><text:s/></text:span><text:span text:style-name="T16_9">amet</text:span><text:span text:style-name="T16_10">,<text:s/></text:span><text:span text:style-name="T16_11">consectetur</text:span><text:span text:style-name="T16_12"><text:s/></text:span><text:span text:style-name="T16_13">adipiscing</text:span><text:span text:style-name="T16_14"><text:s/></text:span><text:span text:style-name="T16_15">elit</text:span><text:span text:style-name="T16_16">.<text:s/></text:span></text:p>
        </text:list-item>
        <text:list-item>
          <text:p text:style-name="P17"><text:span text:style-name="T17_1">Aenean</text:span><text:span text:style-name="T17_2"><text:s/></text:span><text:span text:style-name="T17_3">ac</text:span><text:span text:style-name="T17_4"><text:s/></text:span><text:span text:style-name="T17_5">interdum</text:span><text:span text:style-name="T17_6"><text:s/></text:span><text:span text:style-name="T17_7">nisi</text:span><text:span text:style-name="T17_8">.<text:s/></text:span><text:span text:style-name="T17_9">Sed</text:span><text:span text:style-name="T17_10"><text:s/></text:span><text:span text:style-name="T17_11">in</text:span><text:span text:style-name="T17_12"><text:s/></text:span><text:span text:style-name="T17_13">consequat</text:span><text:span text:style-name="T17_14"><text:s/></text:span><text:span text:style-name="T17_15">mi</text:span><text:span text:style-name="T17_16">.<text:s/></text:span></text:p>
        </text:list-item>
      </text:list>
      <text:h text:style-name="P18" text:outline-level="10"><text:bookmark-start text:name="h.qttiqnuhschn"/><text:bookmark-end text:name="h.qttiqnuhschn"/><text:span text:style-name="T18_1">Company</text:span><text:span text:style-name="T18_2"><text:s/></text:span><text:span text:style-name="T18_3">Name</text:span><text:span text:style-name="T18_4">,<text:s/></text:span><text:span text:style-name="T18_5">Location</text:span><text:span text:style-name="T18_6"><text:s/>-<text:s/></text:span><text:span text:style-name="T18_7">Job</text:span><text:span text:style-name="T18_8"><text:s/></text:span><text:span text:style-name="T18_9">Title</text:span></text:h>
      <text:p text:style-name="P19"><text:span text:style-name="T19_1">MONTH</text:span><text:span text:style-name="T19_2"><text:s/>20</text:span><text:span text:style-name="T19_3">XX</text:span><text:span text:style-name="T19_4"><text:s/>-<text:s/></text:span><text:span text:style-name="T19_5">MONTH</text:span><text:span text:style-name="T19_6"><text:s/>20</text:span><text:span text:style-name="T19_7">XX</text:span></text:p>
      <text:list text:style-name="LS3" xml:id="list4">
        <text:list-item>
          <text:p text:style-name="P20"><text:span text:style-name="T20_1">Lorem</text:span><text:span text:style-name="T20_2"><text:s/></text:span><text:span text:style-name="T20_3">ipsum</text:span><text:span text:style-name="T20_4"><text:s/></text:span><text:span text:style-name="T20_5">dolor</text:span><text:span text:style-name="T20_6"><text:s/></text:span><text:span text:style-name="T20_7">sit</text:span><text:span text:style-name="T20_8"><text:s/></text:span><text:span text:style-name="T20_9">amet</text:span><text:span text:style-name="T20_10">,<text:s/></text:span><text:span text:style-name="T20_11">consectetur</text:span><text:span text:style-name="T20_12"><text:s/></text:span><text:span text:style-name="T20_13">adipiscing</text:span><text:span text:style-name="T20_14"><text:s/></text:span><text:span text:style-name="T20_15">elit</text:span><text:span text:style-name="T20_16">.<text:s/></text:span></text:p>
        </text:list-item>
        <text:list-item>
          <text:p text:style-name="P21"><text:span text:style-name="T21_1">Aenean</text:span><text:span text:style-name="T21_2"><text:s/></text:span><text:span text:style-name="T21_3">ac</text:span><text:span text:style-name="T21_4"><text:s/></text:span><text:span text:style-name="T21_5">interdum</text:span><text:span text:style-name="T21_6"><text:s/></text:span><text:span text:style-name="T21_7">nisi</text:span><text:span text:style-name="T21_8">.<text:s/></text:span><text:span text:style-name="T21_9">Sed</text:span><text:span text:style-name="T21_10"><text:s/></text:span><text:span text:style-name="T21_11">in</text:span><text:span text:style-name="T21_12"><text:s/></text:span><text:span text:style-name="T21_13">consequat</text:span><text:span text:style-name="T21_14"><text:s/></text:span><text:span text:style-name="T21_15">mi</text:span><text:span text:style-name="T21_16">.<text:s/></text:span></text:p>
        </text:list-item>
      </text:list>
      <text:h text:style-name="P22" text:outline-level="10"><text:bookmark-start text:name="h.pwnp1k6vsbh1"/><text:bookmark-end text:name="h.pwnp1k6vsbh1"/><text:span text:style-name="T22_1">EDUCATION</text:span></text:h>
      <text:h text:style-name="P23" text:outline-level="10"><text:bookmark-start text:name="h.jpv9v4b642w5"/><text:bookmark-end text:name="h.jpv9v4b642w5"/><text:span text:style-name="T23_1">School</text:span><text:span text:style-name="T23_2"><text:s/></text:span><text:span text:style-name="T23_3">Name</text:span><text:span text:style-name="T23_4">,<text:s/></text:span><text:span text:style-name="T23_5">Location</text:span><text:span text:style-name="T23_6"><text:s/></text:span><text:span text:style-name="T23_7">-<text:s/></text:span><text:span text:style-name="T23_8">Degree</text:span></text:h>
      <text:p text:style-name="P24"><text:span text:style-name="T24_1">MONTH</text:span><text:span text:style-name="T24_2"><text:s/>20</text:span><text:span text:style-name="T24_3">XX</text:span><text:span text:style-name="T24_4"><text:s/>-<text:s/></text:span><text:span text:style-name="T24_5">MONTH</text:span><text:span text:style-name="T24_6"><text:s/>20</text:span><text:span text:style-name="T24_7">XX</text:span></text:p>
      <text:p text:style-name="P25"><text:span text:style-name="T25_1">Lorem</text:span><text:span text:style-name="T25_2"><text:s/></text:span><text:span text:style-name="T25_3">ipsum</text:span><text:span text:style-name="T25_4"><text:s/></text:span><text:span text:style-name="T25_5">dolor</text:span><text:span text:style-name="T25_6"><text:s/></text:span><text:span text:style-name="T25_7">sit</text:span><text:span text:style-name="T25_8"><text:s/></text:span><text:span text:style-name="T25_9">amet</text:span><text:span text:style-name="T25_10">,<text:s/></text:span><text:span text:style-name="T25_11">consectetuer</text:span><text:span text:style-name="T25_12"><text:s/></text:span><text:span text:style-name="T25_13">adipiscing</text:span><text:span text:style-name="T25_14"><text:s/></text:span><text:span text:style-name="T25_15">elit</text:span><text:span text:style-name="T25_16">,<text:s/></text:span><text:span text:style-name="T25_17">sed</text:span><text:span text:style-name="T25_18"><text:s/></text:span><text:span text:style-name="T25_19">diam</text:span><text:span text:style-name="T25_20"><text:s/></text:span><text:span text:style-name="T25_21">nonummy</text:span><text:span text:style-name="T25_22"><text:s/></text:span><text:span text:style-name="T25_23">nibh</text:span><text:span text:style-name="T25_24"><text:s/></text:span><text:span text:style-name="T25_25">euismod</text:span><text:span text:style-name="T25_26"><text:s/></text:span><text:span text:style-name="T25_27">tincidunt</text:span><text:span text:style-name="T25_28"><text:s/></text:span><text:span text:style-name="T25_29">ut</text:span><text:span text:style-name="T25_30"><text:s/></text:span><text:span text:style-name="T25_31">laoreet</text:span><text:span text:style-name="T25_32"><text:s/></text:span><text:span text:style-name="T25_33">dolore</text:span><text:span text:style-name="T25_34">.</text:span></text:p>
      <text:h text:style-name="P26" text:outline-level="10"><text:bookmark-start text:name="h.3hy8rkwzatey"/><text:bookmark-end text:name="h.3hy8rkwzatey"/><text:span text:style-name="T26_1">AWARDS</text:span></text:h>
      <text:p text:style-name="P27"><text:span text:style-name="T27_1">Lorem</text:span><text:span text:style-name="T27_2"><text:s/></text:span><text:span text:style-name="T27_3">ipsum</text:span><text:span text:style-name="T27_4"><text:s/></text:span><text:span text:style-name="T27_5">dolor</text:span><text:span text:style-name="T27_6"><text:s/></text:span><text:span text:style-name="T27_7">sit</text:span><text:span text:style-name="T27_8"><text:s/></text:span><text:span text:style-name="T27_9">amet</text:span><text:span text:style-name="T27_10">,<text:s/></text:span><text:span text:style-name="T27_11">consectetur</text:span><text:span text:style-name="T27_12"><text:s/></text:span><text:span text:style-name="T27_13">adipiscing</text:span><text:span text:style-name="T27_14"><text:s/></text:span><text:span text:style-name="T27_15">elit</text:span><text:span text:style-name="T27_16">.</text:span></text:p>
      <text:p text:style-name="P28"><text:span text:style-name="T28_1">Aenean</text:span><text:span text:style-name="T28_2"><text:s/></text:span><text:span text:style-name="T28_3">ac</text:span><text:span text:style-name="T28_4"><text:s/></text:span><text:span text:style-name="T28_5">interdum</text:span><text:span text:style-name="T28_6"><text:s/></text:span><text:span text:style-name="T28_7">nisi</text:span><text:span text:style-name="T28_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Proxima Nova" svg:font-family="Proxima Nov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20%" fo:margin-top="0.141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Proxima Nova" fo:font-size="11pt" style:font-name-asian="Proxima Nova" style:font-size-asian="11pt" style:font-name-complex="Proxima Nova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353cm" fo:keep-with-next="always" fo:keep-together="always" style:writing-mode="lr-tb"/>
      <style:text-properties fo:color="#00ab44" style:font-name="Proxima Nova" fo:font-size="14pt" style:font-name-asian="Proxima Nova" style:font-size-asian="14pt" style:font-name-complex="Proxima Nova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keep-with-next="always" fo:keep-together="always" style:writing-mode="lr-tb"/>
      <style:text-properties fo:color="#353744" style:font-name="Proxima Nova" fo:font-size="12pt" style:font-name-asian="Proxima Nova" style:font-size-asian="12pt" style:font-name-complex="Proxima Nova" style:font-size-complex="12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353cm" fo:keep-with-next="always" fo:keep-together="always" style:writing-mode="lr-tb"/>
      <style:text-properties fo:color="#353744" style:font-name="Proxima Nova" style:font-name-asian="Proxima Nova" style:font-name-complex="Proxima Nova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20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20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20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212cm" fo:keep-with-next="always" fo:keep-together="always" style:writing-mode="lr-tb"/>
      <style:text-properties fo:color="#353744" style:font-name="Proxima Nova" fo:font-size="30pt" style:font-name-asian="Proxima Nova" style:font-size-asian="30pt" style:font-name-complex="Proxima Nova" style:font-size-complex="30pt"/>
    </style:style>
    <style:style style:name="Subtitle" style:family="paragraph" style:parent-style-name="Standard">
      <style:paragraph-properties fo:break-before="auto" fo:line-height="100%" fo:margin-top="0cm" fo:keep-with-next="always" fo:keep-together="always" style:writing-mode="lr-tb"/>
      <style:text-properties fo:color="#00ab44" fo:font-size="18pt" style:font-size-asian="18pt" style:font-size-complex="1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7cm" fo:padding-left="0cm" fo:margin-left="2.54cm" fo:padding-right="0cm" fo:margin-right="5.715cm"/>
      <style:header-style>
        <style:header-footer-properties fo:min-height="0.021cm" fo:margin-bottom="0.02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20%" fo:margin-top="0.706cm" style:writing-mode="lr-tb"/>
    </style:style>
    <style:style style:name="P2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master-styles>
    <style:master-page style:name="Standard" style:page-layout-name="pm1">
      <style:header>
        <text:p text:style-name="P1"/>
        <text:p text:style-name="P2"><draw:frame svg:x="0cm" svg:y="0cm" svg:width="16.51cm" svg:height="0.176cm" draw:style-name="FR1" text:anchor-type="as-char" draw:z-index="0"><draw:image xlink:href="Pictures/image1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